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b408d"/>
    </style:style>
    <style:style style:name="P3" style:family="paragraph" style:parent-style-name="Standard">
      <style:text-properties officeooo:rsid="001975ce" officeooo:paragraph-rsid="001975ce"/>
    </style:style>
    <style:style style:name="P4" style:family="paragraph" style:parent-style-name="Standard">
      <style:text-properties officeooo:rsid="001975ce" officeooo:paragraph-rsid="001975ce" fo:background-color="#fff200"/>
    </style:style>
    <style:style style:name="P5"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6" style:family="paragraph" style:parent-style-name="Standard">
      <style:text-properties fo:font-style="italic" fo:font-weight="bold" officeooo:rsid="00174317" officeooo:paragraph-rsid="0014cb0d" style:font-style-asian="italic" style:font-weight-asian="bold" style:font-style-complex="italic" style:font-weight-complex="bold"/>
    </style:style>
    <style:style style:name="P7" style:family="paragraph" style:parent-style-name="Standard">
      <style:text-properties officeooo:paragraph-rsid="001b408d"/>
    </style:style>
    <style:style style:name="P8" style:family="paragraph" style:parent-style-name="Standard" style:list-style-name="L1">
      <style:text-properties officeooo:paragraph-rsid="001b408d"/>
    </style:style>
    <style:style style:name="P9" style:family="paragraph" style:parent-style-name="Standard" style:list-style-name="L1">
      <style:text-properties officeooo:rsid="001b408d" officeooo:paragraph-rsid="001b408d"/>
    </style:style>
    <style:style style:name="P10" style:family="paragraph" style:parent-style-name="Standard">
      <style:text-properties officeooo:rsid="0014cb0d" officeooo:paragraph-rsid="0014cb0d"/>
    </style:style>
    <style:style style:name="P11" style:family="paragraph" style:parent-style-name="Standard">
      <style:text-properties officeooo:rsid="0014cb0d" officeooo:paragraph-rsid="001b408d"/>
    </style:style>
    <style:style style:name="P12" style:family="paragraph" style:parent-style-name="Standard">
      <style:text-properties officeooo:rsid="0014cb0d" officeooo:paragraph-rsid="001975ce"/>
    </style:style>
    <style:style style:name="P13" style:family="paragraph" style:parent-style-name="Standard">
      <style:text-properties officeooo:rsid="001975ce" officeooo:paragraph-rsid="001db438" fo:background-color="#fff200"/>
    </style:style>
    <style:style style:name="P14" style:family="paragraph" style:parent-style-name="Standard">
      <style:text-properties officeooo:paragraph-rsid="001db438"/>
    </style:style>
    <style:style style:name="P15" style:family="paragraph" style:parent-style-name="Standard">
      <style:text-properties officeooo:rsid="001db438" officeooo:paragraph-rsid="001db438"/>
    </style:style>
    <style:style style:name="P16" style:family="paragraph" style:parent-style-name="Standard" style:list-style-name="L1">
      <style:text-properties officeooo:rsid="001db438" officeooo:paragraph-rsid="001db438"/>
    </style:style>
    <style:style style:name="P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officeooo:rsid="001975ce"/>
    </style:style>
    <style:style style:name="T2" style:family="text">
      <style:text-properties officeooo:rsid="001b408d"/>
    </style:style>
    <style:style style:name="T3" style:family="text">
      <style:text-properties officeooo:rsid="001db438"/>
    </style:style>
    <style:style style:name="T4" style:family="text">
      <style:text-properties officeooo:rsid="001e414d"/>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sitive Space Station Transmitter Control</text:p>
      <text:p text:style-name="P1">http://oresat.org/pub/<text:span text:style-name="T1">positive_space_station_transmitter_control</text:span>.pdf</text:p>
      <text:p text:style-name="P1"><text:span text:style-name="T3">11</text:span>-<text:span text:style-name="T3">Aug</text:span>-20<text:span text:style-name="T3">20</text:span></text:p>
      <text:p text:style-name="P1"/>
      <text:p text:style-name="P6">Note:</text:p>
      <text:p text:style-name="P5">This is a preliminary document for the most part because the OreSat software development team is currently working on this aspect of the project.</text:p>
      <text:p text:style-name="P5"><text:span text:style-name="T3">11</text:span>-<text:span text:style-name="T3">Aug</text:span>-20<text:span text:style-name="T3">20</text:span></text:p>
      <text:p text:style-name="P1"/>
      <text:p text:style-name="Horizontal_20_Line"/>
      <text:p text:style-name="P1">Positive space station transmitter control.</text:p>
      <text:p text:style-name="P1"/>
      <text:p text:style-name="P1"/>
      <text:p text:style-name="P4">[IARU <text:span text:style-name="T3">7.8</text:span>]</text:p>
      <text:p text:style-name="P12"/>
      <text:p text:style-name="P1">Explain how telecommand stations will turn off the space station transmitter(s) immediately, even in the presence of user traffic and/or space station computer system failure. See No. 22.1 in Annex 1</text:p>
      <text:p text:style-name="P1"><text:span text:style-name="T3">(</text:span>Provide full details of procedure to turn off space station transmitter(s).<text:span text:style-name="T3">)</text:span></text:p>
      <text:p text:style-name="P1"/>
      <text:p text:style-name="P1"/>
      <text:p text:style-name="P2">Positive transmitter control is achieved through <text:span text:style-name="T2">the following mechanisms:</text:span></text:p>
      <text:p text:style-name="P2"/>
      <text:list xml:id="list147023651" text:style-name="L1">
        <text:list-item>
          <text:p text:style-name="P8"><text:span text:style-name="T2">A dedicated receiver and frequency for telecommand. The L band receiver block diagram illustrates this subsystem: <text:s/></text:span><text:a xlink:type="simple" xlink:href="http://oresat.org/pub/L-band-receiver-v4.0.pdf" text:style-name="Internet_20_link" text:visited-style-name="Visited_20_Internet_20_Link"><text:span text:style-name="T2">http://oresat.org/pub/L-band-receiver-v4.0.pdf</text:span></text:a></text:p>
          <text:p text:style-name="P16">Through this receiver a command to place the satellite into standby mode which ceases all transmitter function would be sent to the satellite. The standby mode will remain in effect until an initialize command is received by the <text:span text:style-name="T4">OreSat Operations Group ground station</text:span>.</text:p>
          <text:p text:style-name="P8"/>
        </text:list-item>
        <text:list-item>
          <text:p text:style-name="P9">A watchdog on the receiver; The watchdog timer is an integral part of the C3 software system such that all critical code threads must be traversed in order to prevent the watchdog from timing out, causing a C3 computer hard reset <text:span text:style-name="T4">and a state transition to standby</text:span>. This assures critical code blocks are functioning normally.</text:p>
        </text:list-item>
      </text:list>
      <text:p text:style-name="P7"/>
      <text:list xml:id="list150237937322835" text:continue-numbering="true" text:style-name="L1">
        <text:list-item>
          <text:p text:style-name="P8"><text:span text:style-name="T2">A physical time-out timer on the transmitter. The transmitter time-out timer functions without use of any onboard transceiver functions or CPU interaction. The transmitter time-out timer is permanantly latched until the CPU receives an initialize command from the OreSat Operations Group ground station. Not even a power reset will place the satellite into a mode that would allow transmitter functionality to commence. The UHF transmitter (70cm transceiver) block diagram illustrates this subsystem: <text:s/></text:span><text:a xlink:type="simple" xlink:href="http://oresat.org/pub/70cm-transceiver-v4.0.pdf" text:style-name="Internet_20_link" text:visited-style-name="Visited_20_Internet_20_Link"><text:span text:style-name="T2">http://oresat.org/pub/70cm-transceiver-v4.0.pdf</text:span></text:a></text:p>
        </text:list-item>
      </text:list>
      <text:p text:style-name="P2"/>
      <text:p text:style-name="P14"/>
      <text:p text:style-name="P15"/>
      <text:p text:style-name="P15"/>
      <text:p text:style-name="P15"/>
      <text:p text:style-name="P15"/>
      <text:p text:style-name="P15"/>
      <text:p text:style-name="P15"/>
      <text:p text:style-name="P15"/>
      <text:p text:style-name="P13"><text:soft-page-break/>[IARU <text:span text:style-name="T3">7.9</text:span>]</text:p>
      <text:p text:style-name="P2"/>
      <text:p text:style-name="P15">Explain the mechanism to ensure the space station is turned off in the event communications is lost with the command station.</text:p>
      <text:p text:style-name="P15">(Provide details of system(s) in place to prevent unwanted transmissions from satellite if command capability is lost.)</text:p>
      <text:p text:style-name="P15"/>
      <text:p text:style-name="P15"/>
      <text:p text:style-name="P15">OreSat0 requires a “keep-alive” <text:span text:style-name="T4">command</text:span> to be received on a <text:span text:style-name="T4">periodic</text:span> basis from the OreSat Operational Group's ground station in Portland Oregon. Without receiving this signal at least once in a 72 hour period, the satellite will go into standby mode and only listen for telecommand signals just as it did on initial deployment. No beacon signals will be transmitted. <text:span text:style-name="T4">Only upon reception of an initialize command from OreSat Operations Group would transmitter functionality be resumed.</text:span></text:p>
      <text:p text:style-name="P15"/>
      <text:p text:style-name="P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20-08-13T15:02:35.788610561</dc:date>
    <meta:editing-duration>PT8M33S</meta:editing-duration>
    <meta:editing-cycles>5</meta:editing-cycles>
    <meta:generator>LibreOffice/6.0.7.3$Linux_X86_64 LibreOffice_project/00m0$Build-3</meta:generator>
    <meta:document-statistic meta:table-count="0" meta:image-count="0" meta:object-count="0" meta:page-count="2" meta:paragraph-count="20" meta:word-count="400" meta:character-count="2731" meta:non-whitespace-character-count="2353"/>
  </office:meta>
</office:document-meta>
</file>